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16.51cm" table:align="margins" style:writing-mode="lr-tb"/>
    </style:style>
    <style:style style:name="Table6.A" style:family="table-column">
      <style:table-column-properties style:column-width="6.519cm" style:rel-column-width="25877*"/>
    </style:style>
    <style:style style:name="Table6.B" style:family="table-column">
      <style:table-column-properties style:column-width="9.991cm" style:rel-column-width="3965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6.519cm" style:rel-column-width="25877*"/>
    </style:style>
    <style:style style:name="Table7.B" style:family="table-column">
      <style:table-column-properties style:column-width="9.991cm" style:rel-column-width="3965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fo:language="zxx" fo:country="none" style:font-size-asian="12pt" style:font-size-complex="12pt"/>
    </style:style>
    <style:style style:name="P3" style:family="paragraph" style:parent-style-name="Standard">
      <style:paragraph-properties style:text-autospace="none"/>
      <style:text-properties style:use-window-font-color="true" style:font-name="Courier New" fo:font-size="10pt" fo:language="zxx" fo:country="none" style:font-size-asian="10pt" style:font-size-complex="10pt"/>
    </style:style>
    <style:style style:name="P4" style:family="paragraph" style:parent-style-name="Standard">
      <style:paragraph-properties style:text-autospace="none"/>
      <style:text-properties style:use-window-font-color="true" style:font-name="Courier New" fo:font-size="12pt" fo:language="zxx" fo:country="none" style:font-size-asian="12pt" style:font-size-complex="12pt"/>
    </style:style>
    <style:style style:name="P5" style:family="paragraph" style:parent-style-name="Standard">
      <style:paragraph-properties style:text-autospace="none"/>
      <style:text-properties style:use-window-font-color="true" style:font-name="Times New Roman" fo:font-size="12pt" fo:language="zxx" fo:country="none" style:font-size-asian="12pt" style:font-size-complex="12pt"/>
    </style:style>
    <style:style style:name="P6" style:family="paragraph" style:parent-style-name="Standard">
      <style:text-properties style:use-window-font-color="true" fo:font-size="10pt" fo:language="zxx" fo:country="none" style:font-size-asian="10pt" style:font-size-complex="10pt"/>
    </style:style>
    <style:style style:name="P7" style:family="paragraph" style:parent-style-name="Standard">
      <style:text-properties style:font-name="Courier New"/>
    </style:style>
    <style:style style:name="P8" style:family="paragraph" style:parent-style-name="Standard">
      <style:paragraph-properties style:text-autospace="none"/>
      <style:text-properties style:font-name="Courier New"/>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paragraph-properties style:text-autospace="none"/>
      <style:text-properties style:font-name="Courier New" fo:font-size="10pt" style:font-size-asian="10pt" style:font-size-complex="10pt"/>
    </style:style>
    <style:style style:name="P11" style:family="paragraph" style:parent-style-name="Standard">
      <style:text-properties style:font-name="Courier New" fo:font-size="12pt" style:font-size-asian="12pt" style:font-size-complex="12pt"/>
    </style:style>
    <style:style style:name="P12" style:family="paragraph" style:parent-style-name="Standard">
      <style:paragraph-properties style:text-autospace="none"/>
      <style:text-properties style:font-name="Courier New" fo:font-size="12pt" style:font-size-asian="12pt" style:font-size-complex="12pt"/>
    </style:style>
    <style:style style:name="P13" style:family="paragraph" style:parent-style-name="Standard">
      <style:paragraph-properties style:text-autospace="none"/>
    </style:style>
    <style:style style:name="P14" style:family="paragraph" style:parent-style-name="Text_20_body">
      <style:paragraph-properties fo:text-align="center" style:justify-single-word="false"/>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fo:language="zxx" fo:country="none" style:font-size-asian="12pt" style:font-size-complex="12pt"/>
    </style:style>
    <style:style style:name="P17" style:family="paragraph" style:parent-style-name="Text_20_body">
      <style:text-properties style:font-name="Courier New" fo:font-size="10pt" style:font-size-asian="10pt" style:font-size-complex="10pt"/>
    </style:style>
    <style:style style:name="P18" style:family="paragraph" style:parent-style-name="Table_20_Contents">
      <style:paragraph-properties style:text-autospace="none"/>
      <style:text-properties fo:font-size="10pt" fo:language="zxx" fo:country="none" style:font-size-asian="10pt" style:font-size-complex="10pt"/>
    </style:style>
    <style:style style:name="P19" style:family="paragraph" style:parent-style-name="Table_20_Contents">
      <style:text-properties style:font-name="Times New Roman"/>
    </style:style>
    <style:style style:name="P20" style:family="paragraph" style:parent-style-name="Table_20_Contents">
      <style:paragraph-properties style:text-autospace="none"/>
      <style:text-properties style:font-name="Times New Roman" fo:font-size="10pt" fo:language="zxx" fo:country="none" style:font-size-asian="10pt" style:font-size-complex="10pt"/>
    </style:style>
    <style:style style:name="P21" style:family="paragraph" style:parent-style-name="Contents_20_1">
      <style:paragraph-properties>
        <style:tab-stops>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6.011cm" style:type="right" style:leader-style="dotted" style:leader-text="."/>
        </style:tab-stops>
      </style:paragraph-properties>
    </style:style>
    <style:style style:name="P23"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4" style:family="paragraph" style:parent-style-name="Standard">
      <style:paragraph-properties style:text-autospace="none"/>
      <style:text-properties style:use-window-font-color="true" style:font-name="Courier New" fo:font-size="12pt" fo:language="zxx" fo:country="none" style:font-size-asian="12pt" style:font-size-complex="12pt"/>
    </style:style>
    <style:style style:name="P25" style:family="paragraph" style:parent-style-name="Text_20_body">
      <style:text-properties style:font-name="Courier New" fo:font-size="12pt" fo:font-weight="bold" style:font-size-asian="12pt" style:font-weight-asian="bold" style:font-size-complex="12pt" style:font-weight-complex="bold"/>
    </style:style>
    <style:style style:name="P26" style:family="paragraph" style:parent-style-name="Text_20_body" style:list-style-name="L1"/>
    <style:style style:name="P27" style:family="paragraph" style:parent-style-name="Heading_20_2">
      <style:text-properties fo:font-weight="bold" style:font-weight-asian="bold" style:font-weight-complex="bold"/>
    </style:style>
    <style:style style:name="P28" style:family="paragraph" style:parent-style-name="Heading_20_2">
      <style:paragraph-properties fo:break-before="page"/>
    </style:style>
    <style:style style:name="T1" style:family="text">
      <style:text-properties fo:font-style="italic"/>
    </style:style>
    <style:style style:name="T2" style:family="text">
      <style:text-properties style:text-position="-33% 80%" fo:font-style="italic"/>
    </style:style>
    <style:style style:name="T3" style:family="text">
      <style:text-properties fo:font-size="10pt" fo:language="zxx" fo:country="none" style:font-size-asian="10pt" style:font-size-complex="10pt"/>
    </style:style>
    <style:style style:name="T4" style:family="text">
      <style:text-properties fo:font-size="12pt" fo:language="zxx" fo:country="none" style:font-size-asian="12pt" style:font-size-complex="12pt"/>
    </style:style>
    <style:style style:name="T5" style:family="text">
      <style:text-properties fo:language="zxx" fo:country="none"/>
    </style:style>
    <style:style style:name="T6" style:family="text">
      <style:text-properties fo:color="#0000ff" fo:font-size="10pt" fo:language="zxx" fo:country="none" style:font-size-asian="10pt" style:font-size-complex="10pt"/>
    </style:style>
    <style:style style:name="T7" style:family="text">
      <style:text-properties fo:color="#0000ff" fo:language="zxx" fo:country="none"/>
    </style:style>
    <style:style style:name="T8" style:family="text">
      <style:text-properties fo:color="#0000ff" fo:language="zxx" fo:country="none" fo:font-weight="bold" style:font-weight-asian="bold" style:font-weight-complex="bold"/>
    </style:style>
    <style:style style:name="T9" style:family="text">
      <style:text-properties style:use-window-font-color="true" fo:font-size="10pt" fo:language="zxx" fo:country="none" style:font-size-asian="10pt" style:font-size-complex="10pt"/>
    </style:style>
    <style:style style:name="T10" style:family="text">
      <style:text-properties style:use-window-font-color="true" fo:language="zxx" fo:country="none"/>
    </style:style>
    <style:style style:name="T11" style:family="text">
      <style:text-properties style:use-window-font-color="true" fo:language="zxx" fo:country="none" fo:font-weight="bold" style:font-weight-asian="bold" style:font-weight-complex="bold"/>
    </style:style>
    <style:style style:name="T12" style:family="text">
      <style:text-properties fo:color="#008000" fo:font-size="10pt" fo:language="zxx" fo:country="none" style:font-size-asian="10pt" style:font-size-complex="10pt"/>
    </style:style>
    <style:style style:name="T13" style:family="text">
      <style:text-properties fo:color="#008000" fo:language="zxx" fo:country="non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eformable registration programs</text:p>
      <text:p text:style-name="P1"/>
      <text:p text:style-name="P14">Gregory C. Sharp<text:line-break/>Revision <text:editing-cycles>241</text:editing-cycles><text:line-break/><text:modification-date style:data-style-name="N76">March 26,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Developers notes<text:tab/>1</text:p>
          <text:p text:style-name="P22">1.1Xform conversion<text:tab/>1</text:p>
          <text:p text:style-name="P22">1.2Aligned B-Spline registration<text:tab/>2</text:p>
          <text:p text:style-name="P22">1.3Volume data structure<text:tab/>3</text:p>
          <text:p text:style-name="P22">1.4GPUIT B-Spline data structure<text:tab/>3</text:p>
          <text:p text:style-name="P22">1.5Internal processing – main loop<text:tab/>4</text:p>
          <text:p text:style-name="P22">1.6Optimization issues<text:tab/>5</text:p>
        </text:index-body>
      </text:table-of-content>
      <text:h text:style-name="Heading_20_1" text:outline-level="1" text:is-list-header="true"/>
      <text:h text:style-name="Heading_20_1" text:outline-level="1">Developers notes</text:h>
      <text:p text:style-name="Standard"/>
      <text:p text:style-name="Standard">This section will be of no use anyone. It is just my random notes.</text:p>
      <text:h text:style-name="Heading_20_2" text:outline-level="2">Xform conversion</text:h>
      <text:h text:style-name="Heading_20_1" text:outline-level="1" text:is-list-header="true"/>
      <text:p text:style-name="Standard">Mainline converters</text:p>
      <text:p text:style-name="Standard"/>
      <table:table table:name="Table6" table:style-name="Table6">
        <table:table-column table:style-name="Table6.A"/>
        <table:table-column table:style-name="Table6.B"/>
        <table:table-row>
          <table:table-cell table:style-name="Table6.A1" office:value-type="string">
            <text:p text:style-name="P20">xform_itk_bsp_to_itk_bsp</text:p>
          </table:table-cell>
          <table:table-cell table:style-name="Table6.B1" office:value-type="string">
            <text:p text:style-name="Table_20_Contents">Resample itk bspline at new grid spacing using method from itk example code. <text:s/>How this works is not fully documented.</text:p>
          </table:table-cell>
        </table:table-row>
        <table:table-row>
          <table:table-cell table:style-name="Table6.A2" office:value-type="string">
            <text:p text:style-name="P20">xform_gpuit_bsp_to_itk_bsp</text:p>
          </table:table-cell>
          <table:table-cell table:style-name="Table6.B2" office:value-type="string">
            <text:p text:style-name="Table_20_Contents">Convert gpuit bsp to itk bsp by copying coefficients, then call <text:span text:style-name="T3">xform_itk_bsp_to_itk_bsp</text:span><text:span text:style-name="T4"> to resample at new grid spacing.</text:span></text:p>
          </table:table-cell>
        </table:table-row>
        <table:table-row>
          <table:table-cell table:style-name="Table6.A2" office:value-type="string">
            <text:p text:style-name="P19"/>
          </table:table-cell>
          <table:table-cell table:style-name="Table6.B2" office:value-type="string">
            <text:p text:style-name="Table_20_Contents"/>
          </table:table-cell>
        </table:table-row>
      </table:table>
      <text:p text:style-name="Standard"/>
      <text:p text:style-name="Standard">Auxiliary functions</text:p>
      <text:p text:style-name="Standard"/>
      <table:table table:name="Table7" table:style-name="Table7">
        <table:table-column table:style-name="Table7.A"/>
        <table:table-column table:style-name="Table7.B"/>
        <table:table-row>
          <table:table-cell table:style-name="Table7.A1" office:value-type="string">
            <text:p text:style-name="P18">itk_bsp_extend_to_region</text:p>
          </table:table-cell>
          <table:table-cell table:style-name="Table7.B1" office:value-type="string">
            <text:p text:style-name="Table_20_Contents">Extend the itk bspline to add zero valued control points at outside of region.</text:p>
          </table:table-cell>
        </table:table-row>
        <table:table-row>
          <table:table-cell table:style-name="Table7.A2" office:value-type="string">
            <text:p text:style-name="P18">gpuit_bsp_region_to_itk_bsp_region</text:p>
          </table:table-cell>
          <table:table-cell table:style-name="Table7.B2" office:value-type="string">
            <text:p text:style-name="Table_20_Contents">Change region flavor.</text:p>
          </table:table-cell>
        </table:table-row>
        <table:table-row>
          <table:table-cell table:style-name="Table7.A2" office:value-type="string">
            <text:p text:style-name="P18">gpuit_bsp_to_itk_bsp_raw</text:p>
          </table:table-cell>
          <table:table-cell table:style-name="Table7.B2" office:value-type="string">
            <text:p text:style-name="Table_20_Contents">Change bspline data structure without changing region or grid spacing.</text:p>
          </table:table-cell>
        </table:table-row>
      </table:table>
      <text:p text:style-name="Standard"/>
      <text:p text:style-name="Text_20_body">There is a Xform wrapper around the GPUIT structure. <text:s/>This was needed when the GPUIT code was a separate library, but is no longer needed?</text:p>
      <text:p text:style-name="Text_20_body"/>
      <text:p text:style-name="P15"><text:soft-page-break/>The xgb values are set at the beginning of the stage. They are given exactly the same values as parms.</text:p>
      <text:p text:style-name="P15">It is used in two places. <text:span text:style-name="T5">gpuit_bsp_to_itk_bsp_raw and xform_gpuit_bsp_to_gpuit_bsp</text:span></text:p>
      <text:p text:style-name="P16"/>
      <text:p text:style-name="P16">Regarding the conversion to final full-sized vector field, the two methods use different conversion chains.</text:p>
      <text:p text:style-name="P16">The traditional ITK chain uses:</text:p>
      <text:p text:style-name="P15"><text:span text:style-name="T5"><text:tab/>xform_to_itk_vf <text:line-break/><text:tab/><text:tab/></text:span><text:span text:style-name="T5">xform_gpuit_bsp_to_itk_vf<text:line-break/><text:tab/><text:tab/><text:tab/>gpuit_bsp_to_itk_bsp_raw<text:line-break/><text:tab/><text:tab/><text:tab/>itk_bsp_extend_to_region<text:line-break/><text:tab/><text:tab/><text:tab/>xform_itk_any_to_itk_vf</text:span><text:span text:style-name="T5"><text:line-break/><text:tab/>save_warped_img_itk</text:span></text:p>
      <text:p text:style-name="P16">The GPUIT chain uses:</text:p>
      <text:p text:style-name="P2"><text:tab/>xform_to_gpuit_vf<text:line-break/><text:tab/><text:tab/>volume_create<text:line-break/><text:tab/><text:tab/>bspline_interpolate_vf<text:line-break/><text:tab/>save_warped_img_gpuit</text:p>
      <text:p text:style-name="P2"/>
      <text:p text:style-name="P2">There is no (good) reason for the two methods to yield different vector fields, but they do. </text:p>
      <text:p text:style-name="P2"/>
      <text:p text:style-name="P16"><text:tab/>bspline_interpolate_vf<text:span text:style-name="T5"> needs to be changed to allow arbitrary rendering.</text:span></text:p>
      <text:p text:style-name="P15">Need to add spreadsheet of conversion information.</text:p>
      <text:p text:style-name="P16"/>
      <text:h text:style-name="Heading_20_2" text:outline-level="2">Aligned B-Spline registration</text:h>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lt;&lt; equation here &gt;&gt;</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text:soft-page-break/>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 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h text:style-name="Heading_20_2" text:outline-level="2">B-spline regions of interest</text:h>
      <text:p text:style-name="Text_20_body"/>
      <text:p text:style-name="Text_20_body"><draw:frame draw:style-name="fr1" draw:name="Object1" text:anchor-type="paragraph" svg:x="1.199cm" svg:y="0.441cm" svg:width="14.113cm" svg:height="8.384cm" draw:z-index="0"><draw:object xlink:href="./Object 1" xlink:type="simple" xlink:show="embed" xlink:actuate="onLoad"/><draw:image xlink:href="./ObjectReplacements/Object 1" xlink:type="simple" xlink:show="embed" xlink:actuate="onLoad"/></draw:frame></text:p>
      <text:h text:style-name="Heading_20_2" text:outline-level="2"><text:soft-page-break/>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h text:style-name="P27" text:outline-level="2">Registration data structure</text:h>
      <text:p text:style-name="P11"><text:span text:style-name="T8">class</text:span><text:span text:style-name="T11"> Registration_Data {</text:span></text:p>
      <text:p text:style-name="P12"><text:span text:style-name="T10"><text:s text:c="4"/></text:span><text:span text:style-name="T13">/* Input images */</text:span></text:p>
      <text:p text:style-name="P4"><text:s text:c="4"/>PlmImage *fixed_image;</text:p>
      <text:p text:style-name="P4"><text:s text:c="4"/>PlmImage *moving_image;</text:p>
      <text:p text:style-name="P4"><text:s text:c="4"/>UCharImageType::Pointer fixed_mask;</text:p>
      <text:p text:style-name="P4"><text:s text:c="4"/>UCharImageType::Pointer moving_mask;</text:p>
      <text:p text:style-name="P4"/>
      <text:p text:style-name="P12"><text:span text:style-name="T10"><text:s text:c="4"/></text:span><text:span text:style-name="T13">/* Region of interest */</text:span></text:p>
      <text:p text:style-name="P4"><text:s text:c="4"/>FloatImageType::RegionType fixed_region;</text:p>
      <text:p text:style-name="P4"><text:s text:c="4"/>FloatImageType::PointType fixed_region_origin;</text:p>
      <text:p text:style-name="P4"><text:s text:c="4"/>FloatImageType::SpacingType fixed_region_spacing;</text:p>
      <text:p text:style-name="P4">};</text:p>
      <text:h text:style-name="P27" text:outline-level="2">PLM image</text:h>
      <text:p text:style-name="P12"><text:span text:style-name="T7">class</text:span><text:span text:style-name="T10"> PlmImage {</text:span></text:p>
      <text:p text:style-name="P4"><text:soft-page-break/><text:s text:c="4"/>PlmImageType m_original_type;</text:p>
      <text:p text:style-name="P4"><text:s text:c="4"/>PlmImageType m_type;</text:p>
      <text:p text:style-name="P4"/>
      <text:p text:style-name="P12"><text:span text:style-name="T10"><text:s text:c="4"/></text:span><text:span text:style-name="T13">/* The actual image is one of the following. */</text:span></text:p>
      <text:p text:style-name="P4"><text:s text:c="4"/>FloatImageType::Pointer m_itk_float;</text:p>
      <text:p text:style-name="P4"><text:s text:c="4"/>ShortImageType::Pointer m_itk_short;</text:p>
      <text:p text:style-name="P4"><text:s text:c="4"/>UCharImageType::Pointer m_itk_uchar;</text:p>
      <text:p text:style-name="P4"><text:s text:c="4"/>UShortImageType::Pointer m_itk_ushort;</text:p>
      <text:p text:style-name="P12"><text:span text:style-name="T10"><text:s text:c="4"/></text:span><text:span text:style-name="T7">void</text:span><text:span text:style-name="T10">* m_gpuit;</text:span></text:p>
      <text:p text:style-name="P25">}</text:p>
      <text:h text:style-name="P27" text:outline-level="2">PLM image header</text:h>
      <text:p text:style-name="P11"><text:span text:style-name="T8">class</text:span><text:span text:style-name="T11"> PlmImageHeader {</text:span></text:p>
      <text:p text:style-name="P4"><text:s text:c="4"/>OriginType m_origin;</text:p>
      <text:p text:style-name="P4"><text:s text:c="4"/>SpacingType m_spacing;</text:p>
      <text:p text:style-name="P4"><text:s text:c="4"/>ImageRegionType m_region;</text:p>
      <text:p text:style-name="P4"><text:s text:c="4"/>DirectionType m_direction;</text:p>
      <text:p text:style-name="P25">}</text:p>
      <text:h text:style-name="Heading_20_2" text:outline-level="2">Volume</text:h>
      <text:p text:style-name="P9"><text:span text:style-name="T7">struct</text:span><text:span text:style-name="T10"> volume</text:span></text:p>
      <text:p text:style-name="P3">{</text:p>
      <text:p text:style-name="P10"><text:span text:style-name="T10"><text:s text:c="4"/></text:span><text:span text:style-name="T7">int</text:span><text:span text:style-name="T10"> dim[3];<text:tab/><text:tab/><text:tab/><text:tab/></text:span><text:span text:style-name="T13">// x, y, z Dims</text:span></text:p>
      <text:p text:style-name="P10"><text:span text:style-name="T10"><text:s text:c="4"/></text:span><text:span text:style-name="T7">int</text:span><text:span text:style-name="T10"> npix;<text:tab/><text:tab/><text:tab/><text:tab/></text:span><text:span text:style-name="T13">// # of pixels in volume</text:span></text:p>
      <text:p text:style-name="P10"><text:span text:style-name="T10"><text:tab/><text:tab/><text:tab/><text:tab/><text:tab/><text:tab/></text:span><text:span text:style-name="T13">// = dim[0] * dim[1] * dim[2] </text:span></text:p>
      <text:p text:style-name="P10"><text:span text:style-name="T10"><text:s text:c="4"/></text:span><text:span text:style-name="T7">float</text:span><text:span text:style-name="T10"> offset[3];</text:span></text:p>
      <text:p text:style-name="P10"><text:span text:style-name="T10"><text:s text:c="4"/></text:span><text:span text:style-name="T7">float</text:span><text:span text:style-name="T10"> pix_spacing[3];<text:tab/><text:tab/></text:span><text:span text:style-name="T13">// voxel spacing</text:span></text:p>
      <text:p text:style-name="P10"><text:span text:style-name="T10"><text:s text:c="4"/></text:span><text:span text:style-name="T7">float</text:span><text:span text:style-name="T10"> direction_cosines[9];</text:span></text:p>
      <text:p text:style-name="P3"/>
      <text:p text:style-name="P10"><text:span text:style-name="T10"><text:s text:c="4"/></text:span><text:span text:style-name="T7">enum</text:span><text:span text:style-name="T10"> Pixel_Type pix_type;<text:tab/><text:tab/></text:span><text:span text:style-name="T13">// Voxel Data type</text:span></text:p>
      <text:p text:style-name="P10"><text:span text:style-name="T10"><text:s text:c="4"/></text:span><text:span text:style-name="T7">int</text:span><text:span text:style-name="T10"> pix_size;<text:tab/><text:tab/><text:tab/><text:tab/></text:span><text:span text:style-name="T13">// (Unused??)</text:span></text:p>
      <text:p text:style-name="P10"><text:span text:style-name="T10"><text:s text:c="4"/></text:span><text:span text:style-name="T7">void</text:span><text:span text:style-name="T10">* img;<text:tab/><text:tab/><text:tab/><text:tab/></text:span><text:span text:style-name="T13">// Voxel Data</text:span></text:p>
      <text:p text:style-name="P3">};</text:p>
      <text:p text:style-name="P17"/>
      <text:h text:style-name="Heading_20_2" text:outline-level="2">GPUIT B-Spline data structure</text:h>
      <text:p text:style-name="P6">The GPUIT B-Spline data structure has three different kinds of elements: (1) state values, (2) cache, and (3) courtesy variables.</text:p>
      <text:p text:style-name="P6"/>
      <text:p text:style-name="P7"><text:span text:style-name="T6">struct</text:span><text:span text:style-name="T9"> BSPLINE_Xform_struct {</text:span></text:p>
      <text:p text:style-name="P8"><text:span text:style-name="T9"><text:s text:c="4"/></text:span><text:span text:style-name="T6">float</text:span><text:span text:style-name="T9"> img_origin[3]; <text:s text:c="5"/></text:span><text:span text:style-name="T12">/* Image origin (in mm) */</text:span></text:p>
      <text:p text:style-name="P8"><text:span text:style-name="T9"><text:s text:c="4"/></text:span><text:span text:style-name="T6">float</text:span><text:span text:style-name="T9"> img_spacing[3]; <text:s text:c="4"/></text:span><text:span text:style-name="T12">/* Image spacing (in mm) */</text:span></text:p>
      <text:p text:style-name="P8"><text:span text:style-name="T9"><text:s text:c="4"/></text:span><text:span text:style-name="T6">int</text:span><text:span text:style-name="T9"> img_dim[3]; <text:s text:c="10"/></text:span><text:span text:style-name="T12">/* Image size (in vox) */</text:span></text:p>
      <text:p text:style-name="P8"><text:span text:style-name="T9"><text:s text:c="4"/></text:span><text:span text:style-name="T6">int</text:span><text:span text:style-name="T9"> roi_offset[3]; <text:s text:c="7"/></text:span><text:span text:style-name="T12">/* Position of first vox in ROI (in vox) */</text:span></text:p>
      <text:p text:style-name="P8"><text:span text:style-name="T9"><text:s text:c="4"/></text:span><text:span text:style-name="T6">int</text:span><text:span text:style-name="T9"> roi_dim[3]; <text:s text:c="10"/></text:span><text:span text:style-name="T12">/* Dimension of ROI (in vox) */</text:span></text:p>
      <text:p text:style-name="P8"><text:span text:style-name="T9"><text:s text:c="4"/></text:span><text:span text:style-name="T6">int</text:span><text:span text:style-name="T9"> vox_per_rgn[3];<text:tab/> <text:s text:c="5"/></text:span><text:span text:style-name="T12">/* Knot spacing (in vox) */</text:span></text:p>
      <text:p text:style-name="P8"><text:span text:style-name="T9"><text:s text:c="4"/></text:span><text:span text:style-name="T6">float</text:span><text:span text:style-name="T9"> grid_spac[3]; <text:s text:c="6"/></text:span><text:span text:style-name="T12">/* Knot spacing (in mm) */</text:span></text:p>
      <text:p text:style-name="P8"><text:span text:style-name="T9"><text:s text:c="4"/></text:span><text:span text:style-name="T6">int</text:span><text:span text:style-name="T9"> rdims[3]; <text:s text:c="12"/></text:span><text:span text:style-name="T12">/* # of regions in (x,y,z) */</text:span></text:p>
      <text:p text:style-name="P8"><text:span text:style-name="T9"><text:s text:c="4"/></text:span><text:span text:style-name="T6">int</text:span><text:span text:style-name="T9"> cdims[3]; <text:s text:c="12"/></text:span><text:span text:style-name="T12">/* # of knots in (x,y,z) */</text:span></text:p>
      <text:p text:style-name="P8"><text:span text:style-name="T9"><text:s text:c="4"/></text:span><text:span text:style-name="T6">int</text:span><text:span text:style-name="T9"> num_knots; <text:s text:c="11"/></text:span><text:span text:style-name="T12">/* Total number of knots (= product(cdims)) */</text:span></text:p>
      <text:p text:style-name="P8"><text:soft-page-break/><text:span text:style-name="T9"><text:s text:c="4"/></text:span><text:span text:style-name="T6">int</text:span><text:span text:style-name="T9"> num_coeff; <text:s text:c="11"/></text:span><text:span text:style-name="T12">/* Total number of coefficents (= product(cdims) * 3) */</text:span></text:p>
      <text:p text:style-name="P8"><text:span text:style-name="T9"><text:s text:c="4"/></text:span><text:span text:style-name="T6">float</text:span><text:span text:style-name="T9">* coeff; <text:s text:c="12"/></text:span><text:span text:style-name="T12">/* Coefficients. <text:s/>Vector directions interleaved. */</text:span></text:p>
      <text:p text:style-name="P8"><text:span text:style-name="T9"><text:s text:c="4"/></text:span><text:span text:style-name="T6">int</text:span><text:span text:style-name="T9">* cidx_lut; <text:s text:c="11"/></text:span><text:span text:style-name="T12">/* Lookup volume for region number */</text:span></text:p>
      <text:p text:style-name="P8"><text:span text:style-name="T9"><text:s text:c="4"/></text:span><text:span text:style-name="T6">int</text:span><text:span text:style-name="T9">* c_lut; <text:s text:c="14"/></text:span><text:span text:style-name="T12">/* Lookup table for control point indices */</text:span></text:p>
      <text:p text:style-name="P8"><text:span text:style-name="T9"><text:s text:c="4"/></text:span><text:span text:style-name="T6">int</text:span><text:span text:style-name="T9">* qidx_lut; <text:s text:c="11"/></text:span><text:span text:style-name="T12">/* Lookup volume for region offset */</text:span></text:p>
      <text:p text:style-name="P8"><text:span text:style-name="T9"><text:s text:c="4"/></text:span><text:span text:style-name="T6">float</text:span><text:span text:style-name="T9">* q_lut; <text:s text:c="12"/></text:span><text:span text:style-name="T12">/* Lookup table for influence multipliers */</text:span></text:p>
      <text:p text:style-name="P3">};</text:p>
      <text:p text:style-name="P5"/>
      <text:p text:style-name="P5">Which ones are courtesy variables?</text:p>
      <text:p text:style-name="P5"/>
      <text:p text:style-name="P13">Are direc</text:p>
      <text:h text:style-name="P28" text:outline-level="2">Optimization issues</text:h>
      <text:p text:style-name="Text_20_body">There are issues with the optimizer. Some alternatives:</text:p>
      <text:list xml:id="list30264946" text:style-name="L1">
        <text:list-item>
          <text:p text:style-name="P26">LBFGS</text:p>
        </text:list-item>
        <text:list-item>
          <text:p text:style-name="P26">Libopt/modulopt</text:p>
          <text:list>
            <text:list-item>
              <text:p text:style-name="P26">fmincon: cuter</text:p>
            </text:list-item>
            <text:list-item>
              <text:p text:style-name="P26">lbfgs: cuter modulopt modulopttoys</text:p>
            </text:list-item>
            <text:list-item>
              <text:p text:style-name="P26">lbfgsb: cuter modulopt modulopttoys</text:p>
            </text:list-item>
            <text:list-item>
              <text:p text:style-name="P26">m1qn3: cuter modulopt modulopttoys</text:p>
            </text:list-item>
            <text:list-item>
              <text:p text:style-name="P26">n1cv2: modulopt modulopttoys</text:p>
            </text:list-item>
            <text:list-item>
              <text:p text:style-name="P26">n2qn1: cuter modulopt modulopttoys</text:p>
            </text:list-item>
            <text:list-item>
              <text:p text:style-name="P26">sqplab: cuter</text:p>
            </text:list-item>
          </text:list>
        </text:list-item>
        <text:list-item>
          <text:p text:style-name="P26">Lancelo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9-03-26T10:33:11.26</dc:date>
    <meta:editing-cycles>241</meta:editing-cycles>
    <meta:editing-duration>PT89H57M40S</meta:editing-duration>
    <meta:document-statistic meta:table-count="2" meta:image-count="0" meta:object-count="1" meta:page-count="7" meta:paragraph-count="142" meta:word-count="1172" meta:character-count="820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dash" draw:stroke-dash="Fine_20_Dashed" svg:stroke-width="0.102cm" draw:marker-start-width="0.457cm" draw:marker-end-width="0.457cm" draw:textarea-horizontal-align="center" draw:textarea-vertical-align="middle" fo:padding-top="0.176cm" fo:padding-bottom="0.176cm" fo:padding-left="0.301cm" fo:padding-right="0.301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6.985cm" svg:height="5.08cm" svg:x="2.905cm" svg:y="4.175cm">
          <text:p/>
        </draw:rect>
        <draw:line draw:style-name="gr2" draw:text-style-name="P1" draw:layer="layout" svg:x1="1.635cm" svg:y1="2.905cm" svg:x2="1.635cm" svg:y2="9.255cm">
          <text:p/>
        </draw:line>
        <draw:line draw:style-name="gr2" draw:text-style-name="P1" draw:layer="layout" svg:x1="2.27cm" svg:y1="2.905cm" svg:x2="2.27cm" svg:y2="9.255cm">
          <text:p/>
        </draw:line>
        <draw:line draw:style-name="gr2" draw:text-style-name="P1" draw:layer="layout" svg:x1="1.635cm" svg:y1="2.905cm" svg:x2="9.89cm" svg:y2="2.905cm">
          <text:p/>
        </draw:line>
        <draw:line draw:style-name="gr2" draw:text-style-name="P1" draw:layer="layout" svg:x1="1.635cm" svg:y1="3.54cm" svg:x2="9.89cm" svg:y2="3.54cm">
          <text:p/>
        </draw:line>
        <draw:line draw:style-name="gr2" draw:text-style-name="P1" draw:layer="layout" svg:x1="1.635cm" svg:y1="4.175cm" svg:x2="9.89cm" svg:y2="4.175cm">
          <text:p/>
        </draw:line>
        <draw:line draw:style-name="gr2" draw:text-style-name="P1" draw:layer="layout" svg:x1="1.635cm" svg:y1="4.81cm" svg:x2="9.89cm" svg:y2="4.81cm">
          <text:p/>
        </draw:line>
        <draw:line draw:style-name="gr2" draw:text-style-name="P1" draw:layer="layout" svg:x1="1.635cm" svg:y1="5.445cm" svg:x2="9.89cm" svg:y2="5.445cm">
          <text:p/>
        </draw:line>
        <draw:line draw:style-name="gr2" draw:text-style-name="P1" draw:layer="layout" svg:x1="2.905cm" svg:y1="2.905cm" svg:x2="2.905cm" svg:y2="9.255cm">
          <text:p/>
        </draw:line>
        <draw:line draw:style-name="gr2" draw:text-style-name="P1" draw:layer="layout" svg:x1="3.54cm" svg:y1="2.905cm" svg:x2="3.54cm" svg:y2="9.255cm">
          <text:p/>
        </draw:line>
        <draw:line draw:style-name="gr2" draw:text-style-name="P1" draw:layer="layout" svg:x1="4.175cm" svg:y1="2.905cm" svg:x2="4.175cm" svg:y2="9.255cm">
          <text:p/>
        </draw:line>
        <draw:line draw:style-name="gr2" draw:text-style-name="P1" draw:layer="layout" svg:x1="4.81cm" svg:y1="2.905cm" svg:x2="4.81cm" svg:y2="9.255cm">
          <text:p/>
        </draw:line>
        <draw:line draw:style-name="gr2" draw:text-style-name="P1" draw:layer="layout" svg:x1="5.445cm" svg:y1="2.905cm" svg:x2="5.445cm" svg:y2="9.255cm">
          <text:p/>
        </draw:line>
        <draw:line draw:style-name="gr2" draw:text-style-name="P1" draw:layer="layout" svg:x1="6.08cm" svg:y1="2.905cm" svg:x2="6.08cm" svg:y2="9.255cm">
          <text:p/>
        </draw:line>
        <draw:line draw:style-name="gr2" draw:text-style-name="P1" draw:layer="layout" svg:x1="6.715cm" svg:y1="2.905cm" svg:x2="6.715cm" svg:y2="9.255cm">
          <text:p/>
        </draw:line>
        <draw:line draw:style-name="gr2" draw:text-style-name="P1" draw:layer="layout" svg:x1="1.635cm" svg:y1="6.08cm" svg:x2="9.89cm" svg:y2="6.08cm">
          <text:p/>
        </draw:line>
        <draw:line draw:style-name="gr2" draw:text-style-name="P1" draw:layer="layout" svg:x1="1.635cm" svg:y1="6.715cm" svg:x2="9.89cm" svg:y2="6.715cm">
          <text:p/>
        </draw:line>
        <draw:line draw:style-name="gr2" draw:text-style-name="P1" draw:layer="layout" svg:x1="1.635cm" svg:y1="7.35cm" svg:x2="9.89cm" svg:y2="7.35cm">
          <text:p/>
        </draw:line>
        <draw:line draw:style-name="gr2" draw:text-style-name="P1" draw:layer="layout" svg:x1="1.635cm" svg:y1="7.985cm" svg:x2="9.89cm" svg:y2="7.985cm">
          <text:p/>
        </draw:line>
        <draw:line draw:style-name="gr2" draw:text-style-name="P1" draw:layer="layout" svg:x1="1.635cm" svg:y1="8.62cm" svg:x2="9.89cm" svg:y2="8.62cm">
          <text:p/>
        </draw:line>
        <draw:rect draw:style-name="gr1" draw:text-style-name="P1" draw:layer="layout" svg:width="1.905cm" svg:height="0.635cm" svg:x="1.147cm" svg:y="1.065cm">
          <text:p/>
        </draw:rect>
        <draw:frame draw:style-name="gr3" draw:layer="layout" svg:width="5.468cm" svg:height="0.963cm" svg:x="3.152cm" svg:y="1cm">
          <draw:text-box>
            <text:p>Region of interest</text:p>
          </draw:text-box>
        </draw:frame>
        <draw:line draw:style-name="gr4" draw:text-style-name="P1" draw:layer="layout" svg:x1="2.905cm" svg:y1="4.175cm" svg:x2="9.89cm" svg:y2="4.175cm">
          <text:p/>
        </draw:line>
        <draw:line draw:style-name="gr4" draw:text-style-name="P1" draw:layer="layout" svg:x1="1.147cm" svg:y1="2.27cm" svg:x2="3.052cm" svg:y2="2.27cm">
          <text:p/>
        </draw:line>
        <draw:frame draw:style-name="gr3" draw:layer="layout" svg:width="1.819cm" svg:height="0.963cm" svg:x="3.152cm" svg:y="1.735cm">
          <draw:text-box>
            <text:p>Tiles</text:p>
          </draw:text-box>
        </draw:frame>
        <draw:line draw:style-name="gr4" draw:text-style-name="P1" draw:layer="layout" svg:x1="2.905cm" svg:y1="7.35cm" svg:x2="9.89cm" svg:y2="7.35cm">
          <text:p/>
        </draw:line>
        <draw:line draw:style-name="gr4" draw:text-style-name="P1" draw:layer="layout" svg:x1="2.906cm" svg:y1="4.175cm" svg:x2="2.905cm" svg:y2="9.255cm">
          <text:p/>
        </draw:line>
        <draw:line draw:style-name="gr4" draw:text-style-name="P1" draw:layer="layout" svg:x1="6.081cm" svg:y1="4.175cm" svg:x2="6.08cm" svg:y2="9.25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